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" svg:font-family="Aria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" svg:font-family="'Liberation Mono'" style:font-adornments="Bold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4" style:family="paragraph" style:parent-style-name="OOoTextBody" style:list-style-name="L1"/>
    <style:style style:name="P5" style:family="paragraph" style:parent-style-name="OOoTextBody" style:list-style-name="L1">
      <style:text-properties fo:font-weight="normal" style:font-weight-asian="normal" style:font-weight-complex="normal"/>
    </style:style>
    <style:style style:name="P6" style:family="paragraph" style:parent-style-name="OOo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7" style:family="paragraph" style:parent-style-name="OOo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weight="bold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style:text-underline-style="none"/>
    </style:style>
    <style:style style:name="T5" style:family="text">
      <style:text-properties style:font-name="Arial" style:text-underline-style="none" fo:font-weight="bold" style:font-weight-asian="bold" style:font-weight-complex="bold"/>
    </style:style>
    <style:style style:name="T6" style:family="text">
      <style:text-properties style:font-name="Arial" style:text-underline-style="none" fo:font-weight="normal" style:font-weight-asian="normal" style:font-weight-complex="norm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OOoHeading_20_1"><text:bookmark text:name="__RefHeading__727_1770520787"/>Installation<text:bookmark-end text:name="__RefHeading__727_1770520787"/></text:p>
      <text:p text:style-name="OOoTextBody"/>
      <text:p text:style-name="OOoTextBody"/>
      <text:table-of-content text:style-name="Sect1" text:protected="true" text:name="Table of Contents1">
        <text:table-of-content-source text:outline-level="10">
          <text:index-title-template text:style-name="OOoToCHead">Table of Contents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OOoToCHead">Table of Contents</text:p>
          </text:index-title>
          <text:p text:style-name="P7"><text:a xlink:type="simple" xlink:href="#__RefHeading__727_1770520787" text:style-name="Internet_20_link" text:visited-style-name="Internet_20_link">2 - Installation<text:tab/></text:a><text:a xlink:type="simple" xlink:href="#__RefHeading__727_1770520787" text:style-name="Internet_20_link" text:visited-style-name="Internet_20_link"><text:span text:style-name="Internet_20_link">1</text:span></text:a></text:p>
          <text:p text:style-name="P6"><text:a xlink:type="simple" xlink:href="#__RefHeading__729_1770520787" text:style-name="Internet_20_link" text:visited-style-name="Internet_20_link">Installation of the software<text:tab/></text:a><text:a xlink:type="simple" xlink:href="#__RefHeading__729_1770520787" text:style-name="Internet_20_link" text:visited-style-name="Internet_20_link"><text:span text:style-name="Internet_20_link">1</text:span></text:a></text:p>
          <text:p text:style-name="P6"><text:a xlink:type="simple" xlink:href="#__RefHeading__621_1770520787" text:style-name="Internet_20_link" text:visited-style-name="Internet_20_link">Modifying the default configuration<text:tab/></text:a><text:a xlink:type="simple" xlink:href="#__RefHeading__621_1770520787" text:style-name="Internet_20_link" text:visited-style-name="Internet_20_link"><text:span text:style-name="Internet_20_link">1</text:span></text:a></text:p>
        </text:index-body>
      </text:table-of-content>
      <text:p text:style-name="OOoTextBody"/>
      <text:p text:style-name="OOoTextBody"/>
      <text:h text:style-name="OOoHeading_20_2" text:outline-level="2"><text:bookmark text:name="__RefHeading__729_1770520787"/>Installation of the software<text:bookmark-end text:name="__RefHeading__729_1770520787"/></text:h>
      <text:p text:style-name="OOoTextBody">The installation procedure is <text:span text:style-name="T14">described in the kicad docu</text:span>mentation.</text:p>
      <text:h text:style-name="OOoHeading_20_2" text:outline-level="2"><text:bookmark text:name="__RefHeading__621_1770520787"/>Modifying the default configuration<text:bookmark-end text:name="__RefHeading__621_1770520787"/></text:h>
      <text:p text:style-name="OOoTextBody"><text:span text:style-name="T1">A default config</text:span><text:span text:style-name="T7">uration file kicad.pro is provided in kicad/share/template.</text:span><text:span text:style-name="T12"> This file</text:span><text:span text:style-name="T6"> is used as the initial configuration for all new projects.</text:span><text:span text:style-name="T12"> </text:span></text:p>
      <text:p text:style-name="OOoTextBody"/>
      <text:p text:style-name="OOoTextBody">This configuration file can be modified to change libraries to be loaded</text:p>
      <text:p text:style-name="OOoTextBody"/>
      <text:p text:style-name="OOoTextBody">To do this:</text:p>
      <text:list xml:id="list1045754106" text:style-name="L1">
        <text:list-item>
          <text:p text:style-name="P4"><text:span text:style-name="T1">Launch pcbnew usin</text:span><text:span text:style-name="T7">g kicad or directly. On Windows is in c:\kicad\bin\pcbnew.exe and on Linux you can run /usr/local/kicad/bin/kicad or /usr/local/kicad/bin/pcbnew if the binaries are located in /usr/local/kicad/bin.</text:span><text:span text:style-name="T14"> </text:span></text:p>
        </text:list-item>
        <text:list-item>
          <text:p text:style-name="P4">Select Preferences - Libs and Dir.</text:p>
        </text:list-item>
        <text:list-item>
          <text:p text:style-name="P4">Edit as required.</text:p>
        </text:list-item>
        <text:list-item>
          <text:p text:style-name="P5">Save the modified configuration (Save Cfg) to kicad/share/template/kicad.pro.</text:p>
        </text:list-item>
      </text:list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Arial" svg:font-family="Aria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" svg:font-family="'Liberation Mono'" style:font-adornments="Bold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fo:orphans="0" fo:widows="0" fo:text-indent="0in" style:auto-text-indent="false" style:page-number="auto"/>
      <style:text-properties style:font-name="Liberation Sans1" fo:font-size="10.3000001907349pt"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.3000001907349pt"/>
    </style:style>
    <style:style style:name="Heading" style:family="paragraph" style:parent-style-name="Standard" style:next-style-name="OOoTextBody" style:class="text" style:master-page-name="">
      <style:paragraph-properties fo:margin-top="0.1665in" fo:margin-bottom="0.0835in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3937in" fo:margin-right="0in" fo:margin-top="0.0783in" fo:margin-bottom="0.0783in" fo:text-align="justify" style:justify-single-word="false" fo:text-indent="0in" style:auto-text-indent="false" style:page-number="auto"/>
      <style:text-properties fo:color="#008000" style:font-name="Arial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1.1811in" fo:margin-right="0in" fo:margin-top="0.0783in" fo:margin-bottom="0.0783in" fo:text-indent="-0.4925in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9665in" fo:margin-right="0in" fo:margin-top="0.1665in" fo:margin-bottom="0.0417in" fo:text-indent="-0.4917in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H1" style:family="paragraph" style:parent-style-name="Standard" style:class="text" style:master-page-name="">
      <style:paragraph-properties fo:margin-left="0.0102in" fo:margin-right="0in" fo:margin-top="0.1575in" fo:margin-bottom="0.0783in" fo:text-align="start" style:justify-single-word="false" fo:text-indent="0in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0398in" fo:margin-bottom="0.0783in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Liberation Sans1" fo:font-size="11pt" fo:language="en" fo:country="US"/>
    </style:style>
    <style:style style:name="OOoHeading_20_1" style:display-name="OOoHeading 1" style:family="paragraph" style:parent-style-name="OOoHeading" style:next-style-name="OOoTextBody" style:master-page-name="">
      <style:paragraph-properties fo:margin-top="0.2126in" fo:margin-bottom="0.1256in" style:page-number="auto" fo:padding="0in" fo:border-left="none" fo:border-right="none" fo:border-top="none" fo:border-bottom="0.0138in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 style:list-style-name="">
      <style:paragraph-properties fo:margin-top="0.1535in" fo:margin-bottom="0.0827in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>
      <style:paragraph-properties fo:margin-top="0.1535in" fo:margin-bottom="0.0429in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1.5in" fo:margin-bottom="0.1299in" fo:text-align="start" style:justify-single-word="false"/>
      <style:text-properties fo:color="#000000" style:font-name="Liberation Sans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2.5in" fo:margin-bottom="0.0402in" fo:text-align="center" style:justify-single-word="false"/>
      <style:text-properties fo:color="#18a303" style:font-name="Liberation Sans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in" fo:margin-right="0in" fo:text-indent="0in" style:auto-text-indent="false" style:page-number="auto" fo:break-after="page"/>
      <style:text-properties style:font-name="Liberation Sans1"/>
    </style:style>
    <style:style style:name="OOoToCHead" style:family="paragraph" style:parent-style-name="OOoHeading" style:next-style-name="OOoTextBody">
      <style:paragraph-properties fo:margin-top="0in" fo:margin-bottom="0.0827in" fo:padding="0in" fo:border-left="none" fo:border-right="none" fo:border-top="none" fo:border-bottom="0.0138in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style:font-name="Liberation Sans2"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in" fo:margin-bottom="0in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0835in" fo:margin-right="0.0835in" fo:margin-top="0.028in" fo:margin-bottom="0.028in" fo:text-indent="0in" style:auto-text-indent="false" style:page-number="auto"/>
      <style:text-properties style:font-name="Liberation Sans1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in" fo:margin-right="0in" fo:margin-top="0.0835in" fo:margin-bottom="0.0417in" fo:text-indent="0in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0835in" fo:margin-right="0.0835in" fo:margin-top="0in" fo:margin-bottom="0in" fo:text-indent="0in" style:auto-text-indent="false" style:page-number="auto" fo:background-color="#e6e6e6">
        <style:background-image/>
      </style:paragraph-properties>
      <style:text-properties fo:color="#000000" style:font-name="Liberation Sans" fo:font-size="11pt" fo:font-style="italic" fo:font-weight="bold" style:letter-kerning="true"/>
    </style:style>
    <style:style style:name="OOoList" style:family="paragraph" style:parent-style-name="OOoTextBody">
      <style:paragraph-properties fo:margin-left="0in" fo:margin-right="0in" fo:margin-top="0in" fo:margin-bottom="0.0417in" fo:text-indent="0in" style:auto-text-indent="false"/>
      <style:text-properties style:font-name="Liberation Sans1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in" fo:margin-bottom="0.0827in"/>
    </style:style>
    <style:style style:name="OOoFigureCaption" style:family="paragraph" style:parent-style-name="OOoTableCaption" style:next-style-name="OOoTextBody" style:master-page-name="">
      <style:paragraph-properties fo:margin-top="0in" fo:margin-bottom="0.0429in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25in" fo:margin-right="0in" fo:margin-top="0in" fo:margin-bottom="0in" fo:text-indent="0in" style:auto-text-indent="false" style:page-number="auto"/>
      <style:text-properties style:font-name="Liberation Mono1" fo:language="zxx" fo:country="non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25in" fo:margin-right="0in" fo:text-indent="-0.25in" style:auto-text-indent="false" style:page-number="auto">
        <style:tab-stops/>
      </style:paragraph-properties>
      <style:text-properties style:font-name="Liberation Sans1" fo:font-size="90%" fo:language="en" fo:country="US"/>
    </style:style>
    <style:style style:name="OOoNewChapter" style:family="paragraph" style:parent-style-name="OOoTextBody">
      <style:paragraph-properties fo:margin-top="0in" fo:margin-bottom="0.0417in" fo:text-align="center" style:justify-single-word="false"/>
      <style:text-properties style:font-name="Liberation Sans1" fo:language="en" fo:country="US"/>
    </style:style>
    <style:style style:name="OOoFigure" style:family="paragraph" style:parent-style-name="OOoTextBody" style:next-style-name="OOoTextBody" style:master-page-name="">
      <style:paragraph-properties fo:margin-top="0.0835in" fo:margin-bottom="0.0835in" fo:text-align="center" style:justify-single-word="false" style:page-number="auto" fo:keep-with-next="auto"/>
      <style:text-properties style:font-name="Liberation Sans1"/>
    </style:style>
    <style:style style:name="OOoHeading_20_4" style:display-name="OOoHeading 4" style:family="paragraph" style:parent-style-name="OOoHeading" style:next-style-name="OOoTextBody">
      <style:paragraph-properties fo:margin-top="0.1252in" fo:margin-bottom="0in" fo:padding="0in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in" fo:margin-right="0in" fo:margin-top="0.0835in" fo:margin-bottom="0in" fo:text-indent="0in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  <style:text-properties fo:font-size="10.3000001907349pt"/>
    </style:style>
    <style:style style:name="OOoDefinition" style:family="paragraph" style:parent-style-name="OOoTextBody">
      <style:paragraph-properties fo:margin-left="0.25in" fo:margin-right="0in" fo:margin-top="0in" fo:margin-bottom="0.0835in" fo:text-indent="0in" style:auto-text-indent="false"/>
      <style:text-properties style:font-name="Liberation Sans1"/>
    </style:style>
    <style:style style:name="OOoSimpleList" style:family="paragraph" style:parent-style-name="OOoList" style:next-style-name="OOoTextBody">
      <style:paragraph-properties fo:margin-left="0.25in" fo:margin-right="0in" fo:margin-top="0in" fo:margin-bottom="0.0417in" fo:text-indent="0in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in" fo:margin-right="0in" fo:text-align="start" style:justify-single-word="false" fo:text-indent="0in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in" fo:margin-right="0in" fo:text-indent="0in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-left="0in" fo:margin-right="0in" fo:text-indent="0in" style:auto-text-indent="false"/>
      <style:text-properties style:font-name="Liberation Sans1"/>
    </style:style>
    <style:style style:name="OOoContents_20_1" style:display-name="OOoContents 1" style:family="paragraph" style:parent-style-name="OOoContents">
      <style:paragraph-properties fo:margin-top="0.0783in" fo:margin-bottom="0in"/>
    </style:style>
    <style:style style:name="OOoContents_20_2" style:display-name="OOoContents 2" style:family="paragraph" style:parent-style-name="OOoContents">
      <style:paragraph-properties fo:margin-left="0.1965in" fo:margin-right="0in" fo:margin-top="0.0398in" fo:margin-bottom="0in" fo:text-indent="0in" style:auto-text-indent="false"/>
    </style:style>
    <style:style style:name="OOoContents_20_3" style:display-name="OOoContents 3" style:family="paragraph" style:parent-style-name="OOoContents">
      <style:paragraph-properties fo:margin-left="0.3937in" fo:margin-right="0in" fo:margin-top="0in" fo:margin-bottom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0.6654in" fo:margin-right="0in" fo:margin-top="0in" fo:margin-bottom="0in" fo:text-indent="0in" style:auto-text-indent="false" style:shadow="none"/>
    </style:style>
    <style:style style:name="OOoCopyrightPage" style:family="paragraph" style:parent-style-name="OOoHeading" style:next-style-name="OOoTextBody">
      <style:paragraph-properties fo:margin-top="0.1965in" fo:margin-bottom="0.0827in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-left="0.25in" fo:margin-right="0in" fo:text-indent="0in" style:auto-text-indent="false"/>
    </style:style>
    <style:style style:name="Figure" style:family="paragraph" style:parent-style-name="Caption">
      <style:paragraph-properties fo:margin-top="0in" fo:margin-bottom="0.0417in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0.5118in" fo:margin-right="0in" fo:text-indent="-0.2201in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0.5118in" fo:margin-right="0in" fo:text-indent="-0.2201in" style:auto-text-indent="false">
        <style:tab-stops/>
      </style:paragraph-properties>
      <style:text-properties style:font-name="Liberation Sans1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0.5118in" fo:margin-right="0in" fo:text-indent="-0.2201in" style:auto-text-indent="false">
        <style:tab-stops/>
      </style:paragraph-properties>
      <style:text-properties style:font-name="Liberation Sans1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0.5118in" fo:margin-right="0in" fo:text-indent="-0.0783in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0.5118in" fo:margin-right="0in" fo:text-indent="-0.0783in" style:auto-text-indent="false">
        <style:tab-stops/>
      </style:paragraph-properties>
      <style:text-properties style:font-name="Liberation Sans1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0.5118in" fo:margin-right="0in" fo:text-indent="-0.0783in" style:auto-text-indent="false">
        <style:tab-stops/>
      </style:paragraph-properties>
      <style:text-properties style:font-name="Liberation Sans1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1" fo:font-size="10pt" fo:language="en" fo:country="US" fo:font-weight="normal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0.8661in" fo:margin-right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0.5118in" fo:margin-right="0in" fo:text-indent="0in" style:auto-text-indent="false"/>
    </style:style>
    <style:style style:name="OOoCoverNotice" style:family="paragraph" style:parent-style-name="OOoTextBody">
      <style:paragraph-properties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in" fo:margin-bottom="0.0827in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in" fo:margin-bottom="0.0417in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ans1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Liberation Sans1" fo:font-size="12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Visited_20_Internet_20_Link" style:display-name="Visited Internet Link" style:family="text">
      <style:text-properties fo:color="#800000" style:font-name="Liberation Sans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Endnote_20_Symbol" style:display-name="Endnote Symbol" style:family="text"/>
    <style:style style:name="Page_20_Number" style:display-name="Page Number" style:family="text">
      <style:text-properties style:font-name="Liberation Sans1"/>
    </style:style>
    <style:style style:name="Numbering_20_Symbols" style:display-name="Numbering Symbols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" fo:font-size="34pt" fo:font-style="italic" fo:font-weight="normal" style:font-size-asian="48pt" style:font-size-complex="48pt"/>
    </style:style>
    <style:style style:name="OOoDefault" style:family="text">
      <style:text-properties style:font-name="Liberation Sans1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1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1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style:text-underline-style="dotted" style:text-underline-width="auto" style:text-underline-color="font-color"/>
    </style:style>
    <style:style style:name="Definition" style:family="text">
      <style:text-properties style:font-name="Liberation Sans1"/>
    </style:style>
    <style:style style:name="Caption_20_characters" style:display-name="Caption characters" style:family="text">
      <style:text-properties style:font-name="Liberation Sans1"/>
    </style:style>
    <style:style style:name="LibOUiItem" style:family="text">
      <style:text-properties style:font-name="Liberation Sans1" fo:font-size="11pt" fo:language="en" fo:country="US" fo:font-weight="bold" style:font-weight-asian="bold" style:font-weight-complex="bold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text:outline-style style:name="Outline">
      <text:outline-level-style text:level="1" style:num-suffix=" - " style:num-format="1" text:start-value="2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52in" fo:margin-left="1.252in" fo:margin-right="0.95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 style:page-usage="mirrored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7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8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OOoPageStyle" style:page-layout-name="Mpm4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FirstPage" style:page-layout-name="Mpm5" style:next-style-name="OOoCopyright"/>
    <style:master-page style:name="OOoCopyright" style:page-layout-name="Mpm6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7">
      <style:footer>
        <text:p text:style-name="OOoFooter"><text:title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OneColumn" style:page-layout-name="Mpm8">
      <style:footer>
        <text:p text:style-name="MP3"><text:title/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initial-creator>Keith Cockburn</meta:initial-creator>
    <meta:creation-date>2005-06-13T11:07:19</meta:creation-date>
    <dc:date>2011-10-05T11:21:22</dc:date>
    <meta:printed-by>Keith Cockburn</meta:printed-by>
    <meta:print-date>2005-06-13T11:51:17</meta:print-date>
    <dc:language>en-US</dc:language>
    <meta:editing-cycles>19</meta:editing-cycles>
    <meta:editing-duration>PT1H7M11S</meta:editing-duration>
    <dc:creator>fabrizio </dc:creator>
    <meta:document-statistic meta:table-count="0" meta:image-count="0" meta:object-count="0" meta:page-count="1" meta:paragraph-count="21" meta:word-count="128" meta:character-count="906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./.libreoffice/3/user/template/kicad_manual_template.ott"/>
  </office:meta>
</office:document-meta>
</file>